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1" svg:font-family="Calibri"/>
    <style:font-face style:name="DejaVu Sans1" svg:font-family="'DejaVu Sans'"/>
    <style:font-face style:name="Verdana1" svg:font-family="Verdana"/>
    <style:font-face style:name="Arial" svg:font-family="Arial" style:font-pitch="variable"/>
    <style:font-face style:name="Calibri" svg:font-family="Calibri" style:font-pitch="variable"/>
    <style:font-face style:name="DejaVu Sans" svg:font-family="'DejaVu Sans'" style:font-pitch="variable"/>
    <style:font-face style:name="Liberation Sans1" svg:font-family="'Liberation Sans'" style:font-pitch="variable"/>
    <style:font-face style:name="Lucida Sans1" svg:font-family="'Lucida Sans'" style:font-pitch="variable"/>
    <style:font-face style:name="Microsoft YaHei1" svg:font-family="'Microsoft YaHei'" style:font-pitch="variable"/>
    <style:font-face style:name="Verdana" svg:font-family="Verdan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2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Liberation Sans2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71cm" svg:stroke-color="#3a5f8b" draw:stroke-linejoin="round" draw:fill="solid" draw:fill-color="#00b050" draw:textarea-vertical-align="middle" draw:auto-grow-height="false" draw:fit-to-size="false" style:shrink-to-fit="false" fo:min-height="1.6cm" fo:min-width="4.504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solid" svg:stroke-width="0.071cm" svg:stroke-color="#3a5f8b" draw:stroke-linejoin="round" draw:fill="solid" draw:fill-color="#4f81bd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solid" svg:stroke-width="0.026cm" svg:stroke-color="#3465a4" draw:marker-end="Arrow" draw:marker-end-width="0.21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solid" svg:stroke-width="0.071cm" svg:stroke-color="#3a5f8b" draw:stroke-linejoin="round" draw:fill="solid" draw:fill-color="#93cddd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solid" svg:stroke-width="0.071cm" svg:stroke-color="#3a5f8b" draw:stroke-linejoin="round" draw:fill="solid" draw:fill-color="#93cddd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solid" svg:stroke-width="0.071cm" svg:stroke-color="#3a5f8b" draw:stroke-linejoin="round" draw:fill="solid" draw:fill-color="#17375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solid" svg:stroke-width="0.071cm" svg:stroke-color="#3a5f8b" draw:stroke-linejoin="round" draw:fill="solid" draw:fill-color="#ff0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.071cm" svg:stroke-color="#3a5f8b" draw:stroke-linejoin="round" draw:fill="solid" draw:fill-color="#95b3d7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.071cm" svg:stroke-color="#3a5f8b" draw:stroke-linejoin="round" draw:fill="solid" draw:fill-color="#00b050" draw:textarea-vertical-align="middle" draw:auto-grow-height="false" draw:fit-to-size="false" style:shrink-to-fit="false" fo:min-height="1.346cm" fo:min-width="4.322cm" fo:padding-top="0.125cm" fo:padding-bottom="0.125cm" fo:padding-left="0.25cm" fo:padding-right="0.25cm" fo:wrap-option="wrap"/>
    </style:style>
    <style:style style:name="gr10" style:family="graphic" style:parent-style-name="objectwithoutfill">
      <style:graphic-properties svg:stroke-color="#3465a4" draw:marker-end="Arrow" draw:marker-end-width="0.3cm" draw:fill="solid" draw:textarea-vertical-align="middle"/>
    </style:style>
    <style:style style:name="gr11" style:family="graphic">
      <style:graphic-properties style:protect="size"/>
    </style:style>
    <style:style style:name="pr1" style:family="presentation" style:parent-style-name="Blank_20_Slide-notes">
      <style:graphic-properties draw:fill-color="#ffffff" fo:min-height="12.572cm"/>
    </style:style>
    <style:style style:name="P1" style:family="paragraph">
      <style:paragraph-properties fo:margin-top="0cm" fo:margin-bottom="0cm" fo:line-height="100%" fo:text-align="center"/>
    </style:style>
    <style:style style:name="P2" style:family="paragraph">
      <loext:graphic-properties draw:fill="solid" draw:fill-color="#00b050"/>
      <style:paragraph-properties fo:margin-top="0cm" fo:margin-bottom="0cm" fo:line-height="100%" fo:text-align="center" style:font-independent-line-spacing="true"/>
      <style:text-properties style:font-name="Arial3" fo:font-size="10pt" style:font-size-asian="18pt" style:font-size-complex="18pt"/>
    </style:style>
    <style:style style:name="P3" style:family="paragraph">
      <loext:graphic-properties draw:fill="solid" draw:fill-color="#4f81bd"/>
      <style:paragraph-properties fo:margin-top="0cm" fo:margin-bottom="0cm" fo:line-height="100%" fo:text-align="center" style:font-independent-line-spacing="true"/>
      <style:text-properties style:font-name="Arial3" fo:font-size="10pt" style:font-size-asian="18pt" style:font-size-complex="18pt"/>
    </style:style>
    <style:style style:name="P4" style:family="paragraph">
      <loext:graphic-properties draw:fill="none"/>
      <style:paragraph-properties fo:text-align="start"/>
      <style:text-properties style:font-name="Arial3" fo:font-size="10pt" style:font-size-asian="18pt" style:font-size-complex="18pt"/>
    </style:style>
    <style:style style:name="P5" style:family="paragraph">
      <loext:graphic-properties draw:fill="solid" draw:fill-color="#93cddd"/>
      <style:paragraph-properties fo:margin-top="0cm" fo:margin-bottom="0cm" fo:line-height="100%" fo:text-align="center" style:font-independent-line-spacing="true"/>
      <style:text-properties style:font-name="Arial3" fo:font-size="10pt" style:font-size-asian="18pt" style:font-size-complex="18pt"/>
    </style:style>
    <style:style style:name="P6" style:family="paragraph">
      <loext:graphic-properties draw:fill="solid" draw:fill-color="#17375e"/>
      <style:paragraph-properties fo:margin-top="0cm" fo:margin-bottom="0cm" fo:line-height="100%" fo:text-align="center" style:font-independent-line-spacing="true"/>
      <style:text-properties style:font-name="Arial3" fo:font-size="10pt" style:font-size-asian="18pt" style:font-size-complex="18pt"/>
    </style:style>
    <style:style style:name="P7" style:family="paragraph">
      <loext:graphic-properties draw:fill="solid" draw:fill-color="#ff0000"/>
      <style:paragraph-properties fo:margin-top="0cm" fo:margin-bottom="0cm" fo:line-height="100%" fo:text-align="center" style:font-independent-line-spacing="true"/>
      <style:text-properties style:font-name="Arial3" fo:font-size="10pt" style:font-size-asian="18pt" style:font-size-complex="18pt"/>
    </style:style>
    <style:style style:name="P8" style:family="paragraph">
      <loext:graphic-properties draw:fill="solid" draw:fill-color="#95b3d7"/>
      <style:paragraph-properties fo:margin-top="0cm" fo:margin-bottom="0cm" fo:line-height="100%" fo:text-align="center" style:font-independent-line-spacing="true"/>
      <style:text-properties style:font-name="Arial3" fo:font-size="10pt" style:font-size-asian="18pt" style:font-size-complex="18pt"/>
    </style:style>
    <style:style style:name="P9" style:family="paragraph">
      <loext:graphic-properties draw:fill="solid"/>
      <style:paragraph-properties fo:text-align="center"/>
      <style:text-properties style:font-name="Arial3" fo:font-size="10pt" style:font-size-asian="18pt" style:font-size-complex="18pt"/>
    </style:style>
    <style:style style:name="P10" style:family="paragraph">
      <loext:graphic-properties draw:fill-color="#ffffff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3" fo:font-size="10pt" fo:letter-spacing="normal" fo:font-style="normal" style:text-underline-style="none" fo:font-weight="normal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draw:custom-shape draw:name="CustomShape 1" draw:style-name="gr1" draw:text-style-name="P2" draw:layer="layout" svg:width="5.003cm" svg:height="1.849cm" svg:x="2.286cm" svg:y="6.35cm">
          <text:p text:style-name="P1"><text:span text:style-name="T1">BreastRadiologyRepor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3" draw:layer="layout" svg:width="4.051cm" svg:height="1.779cm" svg:x="12.416cm" svg:y="2.296cm">
          <text:p text:style-name="P1"><text:span text:style-name="T1">Findings Section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3" draw:style-name="gr2" draw:text-style-name="P3" draw:layer="layout" svg:width="4.016cm" svg:height="1.779cm" svg:x="12.372cm" svg:y="6.822cm">
          <text:p text:style-name="P1"><text:span text:style-name="T1">Impressions Section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4" draw:style-name="gr2" draw:text-style-name="P3" draw:layer="layout" svg:width="4.462cm" svg:height="1.779cm" svg:x="18.002cm" svg:y="1.164cm">
          <text:p text:style-name="P1"><text:span text:style-name="T1">Right-Breast Section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line draw:name="Line 5" draw:style-name="gr3" draw:text-style-name="P4" draw:layer="layout" svg:x1="8.885cm" svg:y1="9.871cm" svg:x2="12.415cm" svg:y2="3.187cm">
          <text:p/>
        </draw:line>
        <draw:line draw:name="Line 6" draw:style-name="gr3" draw:text-style-name="P4" draw:layer="layout" svg:x1="8.885cm" svg:y1="9.871cm" svg:x2="12.371cm" svg:y2="7.713cm">
          <text:p/>
        </draw:line>
        <draw:line draw:name="Line 9" draw:style-name="gr3" draw:text-style-name="P4" draw:layer="layout" svg:x1="8.885cm" svg:y1="9.871cm" svg:x2="12.415cm" svg:y2="13.345cm">
          <text:p/>
        </draw:line>
        <draw:line draw:name="Line 10" draw:style-name="gr3" draw:text-style-name="P4" draw:layer="layout" svg:x1="22.467cm" svg:y1="2.054cm" svg:x2="24.307cm" svg:y2="1.955cm">
          <text:p/>
        </draw:line>
        <draw:custom-shape draw:name="CustomShape 11" draw:style-name="gr2" draw:text-style-name="P3" draw:layer="layout" svg:width="4.135cm" svg:height="1.779cm" svg:x="12.416cm" svg:y="9.555cm">
          <text:p text:style-name="P1"><text:span text:style-name="T1">Recommendations Section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line draw:name="Line 12" draw:style-name="gr3" draw:text-style-name="P4" draw:layer="layout" svg:x1="8.885cm" svg:y1="9.871cm" svg:x2="12.415cm" svg:y2="10.445cm">
          <text:p/>
        </draw:line>
        <draw:line draw:name="Line 13" draw:style-name="gr3" draw:text-style-name="P4" draw:layer="layout" svg:x1="16.553cm" svg:y1="10.445cm" svg:x2="19.043cm" svg:y2="10.091cm">
          <text:p/>
        </draw:line>
        <draw:custom-shape draw:name="CustomShape 15" draw:style-name="gr4" draw:text-style-name="P5" draw:layer="layout" svg:width="6.696cm" svg:height="1.341cm" svg:x="24.307cm" svg:y="1.284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16" draw:style-name="gr4" draw:text-style-name="P5" draw:layer="layout" svg:width="6.696cm" svg:height="1.341cm" svg:x="24.731cm" svg:y="1.751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17" draw:style-name="gr5" draw:text-style-name="P5" draw:layer="layout" svg:width="6.696cm" svg:height="1.341cm" svg:x="25.154cm" svg:y="2.175cm">
          <text:p text:style-name="P1"><text:span text:style-name="T1">BreastAbnormality (Observations)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line draw:name="Line 18" draw:style-name="gr3" draw:text-style-name="P4" draw:layer="layout" svg:x1="22.467cm" svg:y1="2.054cm" svg:x2="25.153cm" svg:y2="2.846cm">
          <text:p/>
        </draw:line>
        <draw:line draw:name="Line 19" draw:style-name="gr3" draw:text-style-name="P4" draw:layer="layout" svg:x1="22.467cm" svg:y1="2.054cm" svg:x2="24.73cm" svg:y2="2.423cm">
          <text:p/>
        </draw:line>
        <draw:line draw:name="Line 20" draw:style-name="gr3" draw:text-style-name="P4" draw:layer="layout" svg:x1="16.469cm" svg:y1="3.187cm" svg:x2="18.001cm" svg:y2="2.054cm">
          <text:p/>
        </draw:line>
        <draw:custom-shape draw:name="CustomShape 21" draw:style-name="gr2" draw:text-style-name="P3" draw:layer="layout" svg:width="4.462cm" svg:height="1.779cm" svg:x="18.002cm" svg:y="3.738cm">
          <text:p text:style-name="P1"><text:span text:style-name="T1">Left-Breast Section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line draw:name="Line 22" draw:style-name="gr3" draw:text-style-name="P4" draw:layer="layout" svg:x1="22.467cm" svg:y1="4.629cm" svg:x2="24.307cm" svg:y2="4.53cm">
          <text:p/>
        </draw:line>
        <draw:custom-shape draw:name="CustomShape 23" draw:style-name="gr4" draw:text-style-name="P5" draw:layer="layout" svg:width="6.696cm" svg:height="1.341cm" svg:x="24.307cm" svg:y="3.858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24" draw:style-name="gr4" draw:text-style-name="P5" draw:layer="layout" svg:width="6.696cm" svg:height="1.341cm" svg:x="24.731cm" svg:y="4.326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25" draw:style-name="gr5" draw:text-style-name="P5" draw:layer="layout" svg:width="6.696cm" svg:height="1.341cm" svg:x="25.154cm" svg:y="4.749cm">
          <text:p text:style-name="P1"><text:span text:style-name="T1">BreastAbnormality (Observations)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line draw:name="Line 26" draw:style-name="gr3" draw:text-style-name="P4" draw:layer="layout" svg:x1="22.467cm" svg:y1="4.629cm" svg:x2="25.153cm" svg:y2="5.421cm">
          <text:p/>
        </draw:line>
        <draw:line draw:name="Line 27" draw:style-name="gr3" draw:text-style-name="P4" draw:layer="layout" svg:x1="22.467cm" svg:y1="4.629cm" svg:x2="24.73cm" svg:y2="4.997cm">
          <text:p/>
        </draw:line>
        <draw:line draw:name="Line 28" draw:style-name="gr3" draw:text-style-name="P4" draw:layer="layout" svg:x1="16.469cm" svg:y1="3.187cm" svg:x2="18.001cm" svg:y2="4.629cm">
          <text:p/>
        </draw:line>
        <draw:custom-shape draw:name="CustomShape 29" draw:style-name="gr4" draw:text-style-name="P5" draw:layer="layout" svg:width="6.696cm" svg:height="1.341cm" svg:x="19.044cm" svg:y="6.583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30" draw:style-name="gr4" draw:text-style-name="P5" draw:layer="layout" svg:width="6.696cm" svg:height="1.341cm" svg:x="19.467cm" svg:y="7.05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31" draw:style-name="gr5" draw:text-style-name="P5" draw:layer="layout" svg:width="6.696cm" svg:height="1.341cm" svg:x="19.89cm" svg:y="7.474cm">
          <text:p text:style-name="P1"><text:span text:style-name="T1">Conditions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line draw:name="Line 32" draw:style-name="gr3" draw:text-style-name="P4" draw:layer="layout" svg:x1="16.39cm" svg:y1="7.713cm" svg:x2="19.043cm" svg:y2="7.254cm">
          <text:p/>
        </draw:line>
        <draw:line draw:name="Line 33" draw:style-name="gr3" draw:text-style-name="P4" draw:layer="layout" svg:x1="16.39cm" svg:y1="7.713cm" svg:x2="19.466cm" svg:y2="7.678cm">
          <text:p/>
        </draw:line>
        <draw:line draw:name="Line 34" draw:style-name="gr3" draw:text-style-name="P4" draw:layer="layout" svg:x1="16.39cm" svg:y1="7.713cm" svg:x2="19.89cm" svg:y2="8.101cm">
          <text:p/>
        </draw:line>
        <draw:line draw:name="Line 35" draw:style-name="gr3" draw:text-style-name="P4" draw:layer="layout" svg:x1="16.016cm" svg:y1="7.713cm" svg:x2="19.466cm" svg:y2="7.678cm">
          <text:p/>
        </draw:line>
        <draw:custom-shape draw:name="CustomShape 37" draw:style-name="gr6" draw:text-style-name="P6" draw:layer="layout" svg:width="6.696cm" svg:height="1.341cm" svg:x="19.044cm" svg:y="9.42cm">
          <text:p text:style-name="P1"><text:span text:style-name="T1">Recomendations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38" draw:style-name="gr6" draw:text-style-name="P6" draw:layer="layout" svg:width="6.696cm" svg:height="1.341cm" svg:x="19.467cm" svg:y="9.843cm">
          <text:p text:style-name="P1"><text:span text:style-name="T1">Recomendations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39" draw:style-name="gr6" draw:text-style-name="P6" draw:layer="layout" svg:width="6.696cm" svg:height="1.341cm" svg:x="19.89cm" svg:y="10.266cm">
          <text:p text:style-name="P1"><text:span text:style-name="T1">ActionRequest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line draw:name="Line 40" draw:style-name="gr3" draw:text-style-name="P4" draw:layer="layout" svg:x1="16.553cm" svg:y1="10.445cm" svg:x2="19.466cm" svg:y2="10.515cm">
          <text:p/>
        </draw:line>
        <draw:line draw:name="Line 41" draw:style-name="gr3" draw:text-style-name="P4" draw:layer="layout" svg:x1="16.553cm" svg:y1="10.445cm" svg:x2="19.89cm" svg:y2="10.938cm">
          <text:p/>
        </draw:line>
        <draw:custom-shape draw:name="CustomShape 42" draw:style-name="gr2" draw:text-style-name="P3" draw:layer="layout" svg:width="4.135cm" svg:height="1.779cm" svg:x="12.416cm" svg:y="12.454cm">
          <text:p text:style-name="P1"><text:span text:style-name="T1">Patient Risk</text:span></text:p>
          <text:p text:style-name="P1"><text:span text:style-name="T1">Section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43" draw:style-name="gr7" draw:text-style-name="P7" draw:layer="layout" svg:width="6.696cm" svg:height="1.341cm" svg:x="19.044cm" svg:y="12.21cm">
          <text:p text:style-name="P1"><text:span text:style-name="T1">Recomendations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44" draw:style-name="gr7" draw:text-style-name="P7" draw:layer="layout" svg:width="6.696cm" svg:height="1.341cm" svg:x="19.467cm" svg:y="12.633cm">
          <text:p text:style-name="P1"><text:span text:style-name="T1">Recomendations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45" draw:style-name="gr7" draw:text-style-name="P7" draw:layer="layout" svg:width="6.696cm" svg:height="1.341cm" svg:x="19.89cm" svg:y="13.056cm">
          <text:p text:style-name="P1"><text:span text:style-name="T1">Risk Observations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line draw:name="Line 46" draw:style-name="gr3" draw:text-style-name="P4" draw:layer="layout" svg:x1="16.553cm" svg:y1="13.292cm" svg:x2="19.043cm" svg:y2="12.938cm">
          <text:p/>
        </draw:line>
        <draw:line draw:name="Line 47" draw:style-name="gr3" draw:text-style-name="P4" draw:layer="layout" svg:x1="16.553cm" svg:y1="13.345cm" svg:x2="19.466cm" svg:y2="13.361cm">
          <text:p/>
        </draw:line>
        <draw:line draw:name="Line 48" draw:style-name="gr3" draw:text-style-name="P4" draw:layer="layout" svg:x1="16.553cm" svg:y1="13.345cm" svg:x2="19.89cm" svg:y2="13.785cm">
          <text:p/>
        </draw:line>
        <draw:custom-shape draw:name="CustomShape 49" draw:style-name="gr2" draw:text-style-name="P3" draw:layer="layout" svg:width="4.135cm" svg:height="1.779cm" svg:x="12.416cm" svg:y="15.212cm">
          <text:p text:style-name="P1"><text:span text:style-name="T1">Prior Studies</text:span></text:p>
          <text:p text:style-name="P1"><text:span text:style-name="T1">Section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50" draw:style-name="gr8" draw:text-style-name="P8" draw:layer="layout" svg:width="6.696cm" svg:height="1.341cm" svg:x="19.044cm" svg:y="14.968cm">
          <text:p text:style-name="P1"><text:span text:style-name="T1">Recomendations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51" draw:style-name="gr8" draw:text-style-name="P8" draw:layer="layout" svg:width="6.696cm" svg:height="1.341cm" svg:x="19.467cm" svg:y="15.391cm">
          <text:p text:style-name="P1"><text:span text:style-name="T1">Recomendations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52" draw:style-name="gr8" draw:text-style-name="P8" draw:layer="layout" svg:width="6.696cm" svg:height="1.341cm" svg:x="19.89cm" svg:y="15.815cm">
          <text:p text:style-name="P1"><text:span text:style-name="T1">BreastRadiologyReport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line draw:name="Line 53" draw:style-name="gr3" draw:text-style-name="P4" draw:layer="layout" svg:x1="16.553cm" svg:y1="16.05cm" svg:x2="19.043cm" svg:y2="15.696cm">
          <text:p/>
        </draw:line>
        <draw:line draw:name="Line 54" draw:style-name="gr3" draw:text-style-name="P4" draw:layer="layout" svg:x1="16.553cm" svg:y1="16.103cm" svg:x2="19.466cm" svg:y2="16.12cm">
          <text:p/>
        </draw:line>
        <draw:line draw:name="Line 55" draw:style-name="gr3" draw:text-style-name="P4" draw:layer="layout" svg:x1="16.553cm" svg:y1="16.103cm" svg:x2="19.89cm" svg:y2="16.543cm">
          <text:p/>
        </draw:line>
        <draw:line draw:name="Line 56" draw:style-name="gr3" draw:text-style-name="P4" draw:layer="layout" svg:x1="8.885cm" svg:y1="9.871cm" svg:x2="12.466cm" svg:y2="16.137cm">
          <text:p/>
        </draw:line>
        <draw:custom-shape draw:name="CustomShape 1" draw:style-name="gr9" draw:text-style-name="P2" draw:layer="layout" svg:width="4.821cm" svg:height="1.595cm" svg:x="4.064cm" svg:y="9.906cm">
          <text:p text:style-name="P1"><text:span text:style-name="T1">BreastRadiologyDocum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0" draw:text-style-name="P9" draw:layer="layout" svg:x1="4.826cm" svg:y1="8.128cm" svg:x2="6.096cm" svg:y2="9.906cm">
          <text:p/>
        </draw:line>
        <presentation:notes draw:style-name="dp2">
          <draw:page-thumbnail draw:style-name="gr11" draw:layer="layout" svg:width="18.624cm" svg:height="10.476cm" svg:x="1.482cm" svg:y="2.123cm" draw:page-number="1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Calibri1" svg:font-family="Calibri"/>
    <style:font-face style:name="DejaVu Sans1" svg:font-family="'DejaVu Sans'"/>
    <style:font-face style:name="Verdana1" svg:font-family="Verdana"/>
    <style:font-face style:name="Arial" svg:font-family="Arial" style:font-pitch="variable"/>
    <style:font-face style:name="Calibri" svg:font-family="Calibri" style:font-pitch="variable"/>
    <style:font-face style:name="DejaVu Sans" svg:font-family="'DejaVu Sans'" style:font-pitch="variable"/>
    <style:font-face style:name="Liberation Sans1" svg:font-family="'Liberation Sans'" style:font-pitch="variable"/>
    <style:font-face style:name="Lucida Sans1" svg:font-family="'Lucida Sans'" style:font-pitch="variable"/>
    <style:font-face style:name="Microsoft YaHei1" svg:font-family="'Microsoft YaHei'" style:font-pitch="variable"/>
    <style:font-face style:name="Verdana" svg:font-family="Verdan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2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Liberation Sans2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solid" svg:stroke-width="0.035cm" svg:stroke-color="#c1cd23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018cm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397cm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top="0cm" fo:margin-bottom="0.212cm" fo:line-height="100%" fo:text-align="end"/>
    </style:style>
    <style:style style:name="MP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8" style:family="paragraph">
      <loext:graphic-properties draw:fill="solid" draw:fill-color="#ffffff"/>
      <style:paragraph-properties fo:text-align="start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c1cd23" style:text-line-through-style="none" style:text-line-through-type="none" style:text-position="0% 100%" style:font-name="Arial1" fo:font-size="10pt" fo:letter-spacing="normal" fo:font-style="normal" style:text-underline-style="none" fo:font-weight="normal" style:font-name-asian="DejaVu Sans1" style:font-size-asian="10pt" style:font-style-asian="normal" style:font-weight-asian="normal" style:font-name-complex="DejaVu Sans1" style:font-size-complex="10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1" fo:font-size="10pt" fo:letter-spacing="normal" fo:font-style="normal" style:text-underline-style="none" fo:font-weight="normal" style:font-name-asian="DejaVu Sans1" style:font-size-asian="10pt" style:font-style-asian="normal" style:font-weight-asian="normal" style:font-name-complex="DejaVu Sans1" style:font-size-complex="10pt" style:font-style-complex="normal" style:font-weight-complex="normal"/>
    </style:style>
    <style:style style:name="MT4" style:family="text">
      <style:text-properties fo:font-variant="normal" fo:text-transform="none" fo:color="#808080" style:text-line-through-style="none" style:text-line-through-type="none" style:text-position="0% 100%" style:font-name="Arial1" fo:font-size="10pt" fo:letter-spacing="normal" fo:font-style="normal" style:text-underline-style="none" fo:font-weight="normal" style:font-name-asian="DejaVu Sans1" style:font-size-asian="10pt" style:font-style-asian="normal" style:font-weight-asian="normal" style:font-name-complex="DejaVu Sans1" style:font-size-complex="10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10pt" fo:letter-spacing="normal" fo:font-style="normal" style:text-underline-style="none" fo:font-weight="normal" style:font-name-asian="Verdana1" style:font-size-asian="10pt" style:font-style-asian="normal" style:font-weight-asian="normal" style:font-name-complex="DejaVu Sans1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_20_Slide" style:display-name="Blank Slide" style:page-layout-name="PM1" draw:style-name="Mdp1">
      <draw:line draw:name="Line 3" draw:style-name="Mgr3" draw:text-style-name="MP5" draw:layer="backgroundobjects" svg:x1="1.712cm" svg:y1="3.452cm" svg:x2="32.925cm" svg:y2="3.452cm">
        <text:p/>
      </draw:line>
      <draw:line draw:name="Line 6" draw:style-name="Mgr3" draw:text-style-name="MP5" draw:layer="backgroundobjects" svg:x1="1.712cm" svg:y1="3.452cm" svg:x2="32.925cm" svg:y2="3.452cm">
        <text:p/>
      </draw:line>
      <draw:custom-shape draw:name="CustomShape 7" draw:style-name="Mgr4" draw:text-style-name="MP7" draw:layer="backgroundobjects" svg:width="5.939cm" svg:height="0.672cm" svg:x="27.631cm" svg:y="0.178cm">
        <text:p text:style-name="MP6"><text:span text:style-name="MT2">|</text:span><text:span text:style-name="MT3"> </text:span><text:span text:style-name="MT4"><text:page-number>&lt;number&gt;</text:page-number></text:span><text:span text:style-name="MT3"><text:s/></text:span><text:span text:style-name="MT2">|</text:span><text:span text:style-name="MT5">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10" draw:style-name="Mgr5" draw:text-style-name="MP8" draw:layer="backgroundobjects" svg:width="30.689cm" svg:height="0.711cm" svg:x="2.223cm" svg:y="3.22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11" draw:style-name="Mgr5" draw:text-style-name="MP8" draw:layer="backgroundobjects" svg:width="31.641cm" svg:height="0.677cm" svg:x="1.27cm" svg:y="3.22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Blank_20_Slide-title" draw:layer="backgroundobjects" svg:width="30.479cm" svg:height="3.18cm" svg:x="1.693cm" svg:y="0.76cm" presentation:class="title" presentation:placeholder="true">
        <draw:text-box/>
      </draw:frame>
      <draw:frame presentation:style-name="Blank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8.624cm" svg:height="10.476cm" svg:x="1.482cm" svg:y="2.123cm" presentation:class="page"/>
        <draw:frame presentation:style-name="Blank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20T12:54:49</meta:creation-date>
    <meta:initial-creator>Sayer, Sam</meta:initial-creator>
    <dc:language>en-US</dc:language>
    <dc:date>2019-07-29T21:31:23.148000000</dc:date>
    <meta:editing-cycles>43</meta:editing-cycles>
    <dc:title>PowerPoint Presentation</dc:title>
    <meta:editing-duration>PT19H18M35S</meta:editing-duration>
    <meta:generator>LibreOffice/6.2.4.2$Windows_X86_64 LibreOffice_project/2412653d852ce75f65fbfa83fb7e7b669a126d64</meta:generator>
    <meta:document-statistic meta:object-count="79"/>
    <meta:user-defined meta:name="AppVersion">16.0000</meta:user-defined>
    <meta:user-defined meta:name="ContentTypeId">0x010100823A99C636F7423283FB0D200866C613006A70A4ABEB15784988AC30215BC57DD8</meta:user-defined>
    <meta:user-defined meta:name="Date0" meta:value-type="date">2017-01-01T05:00:00</meta:user-defined>
    <meta:user-defined meta:name="Document Category">1</meta:user-defined>
    <meta:user-defined meta:name="Document Category0" meta:value-type="string">29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Order" meta:value-type="float">28200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0</meta:user-defined>
    <meta:user-defined meta:name="TemplateUrl" meta:value-type="string"/>
    <meta:user-defined meta:name="URL" meta:value-type="string"/>
    <meta:user-defined meta:name="_dlc_DocIdItemGuid" meta:value-type="string">ef5dd932-165f-4f33-bc20-5c4dae3a2e7e</meta:user-defined>
    <meta:user-defined meta:name="xd_ProgID" meta:value-type="string"/>
    <meta:template xlink:type="simple" xlink:actuate="onRequest" xlink:title="mitre-2018" xlink:href=""/>
  </office:meta>
</office:document-meta>
</file>